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P2" style:family="paragraph" style:parent-style-name="Standard">
      <style:paragraph-properties fo:text-align="start" style:justify-single-word="false"/>
      <style:text-properties officeooo:paragraph-rsid="0030a3c5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30a3c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f712b" officeooo:paragraph-rsid="003f712b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41e578" officeooo:paragraph-rsid="0041e578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 style:font-weight-asian="normal" style:font-weight-complex="normal"/>
    </style:style>
    <style:style style:name="T4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26ccf" style:text-blinking="false"/>
    </style:style>
    <style:style style:name="T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style:text-blinking="fals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Done Today:</text:p>
      <text:list xml:id="list340245404" text:style-name="L2">
        <text:list-item>
          <text:p text:style-name="P3"><text:span text:style-name="T1">9:30 to 10:00: For stashing concepts I am watching </text:span><text:a xlink:type="simple" xlink:href="https://www.youtube.com/watch?v=jJFd__VX-GU" text:style-name="Internet_20_link" text:visited-style-name="Visited_20_Internet_20_Link"><text:span text:style-name="T2">https://www.youtube.com/watch?v=jJFd__VX-GU</text:span></text:a></text:p>
        </text:list-item>
        <text:list-item>
          <text:p text:style-name="P5"><text:span text:style-name="T2">10:00 to 11:00: </text:span><text:span text:style-name="T4">Studied c</text:span><text:span text:style-name="T2">ommands like </text:span><text:span text:style-name="T5">git stash,</text:span><text:span text:style-name="T3"> </text:span><text:span text:style-name="T5">git stash list, git stash -p STASH-ID</text:span></text:p>
        </text:list-item>
      </text:list>
      <text:p text:style-name="P1">→Pending:</text:p>
      <text:list xml:id="list2343286649" text:style-name="L1">
        <text:list-item>
          <text:p text:style-name="P4">python virtual env</text:p>
        </text:list-item>
        <text:list-item>
          <text:p text:style-name="P4">regular expression</text:p>
        </text:list-item>
        <text:list-item>
          <text:p text:style-name="P4">python debugging</text:p>
        </text:list-item>
        <text:list-item>
          <text:p text:style-name="P4">pdb (command-line debugger)</text:p>
        </text:list-item>
      </text:list>
      <text:p text:style-name="P1">-&gt;Target for Tomorrow:</text:p>
      <text:p text:style-name="P1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3T11:22:56.683434199</dc:date>
    <meta:editing-duration>PT3H28M56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8" meta:character-count="321" meta:non-whitespace-character-count="289"/>
  </office:meta>
</office:document-meta>
</file>